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18"/>ASSIGNMENT-3</text:span></text:p>
      <text:p text:style-name="P1"><text:span text:style-name="T2">Lab 6: AI-Based Code Completion: Working with suggestions for classes, loops, conditionals</text:span></text:p>
      <text:p text:style-name="P1"><text:span text:style-name="T2"/></text:p>
      <text:p text:style-name="P1"><text:span text:style-name="T2">Lab Assignment 1: Intelligent Code Completion for Object-Oriented Programming</text:span></text:p>
      <text:p text:style-name="P1"><text:span text:style-name="T2"/></text:p>
      <text:p text:style-name="P1"><text:span text:style-name="T2">Objective: To explore AI-powered code assistants for writing Python classes, constructors, and methods through intelligent suggestions.</text:span></text:p>
      <text:p text:style-name="P1"><text:span text:style-name="T2"/></text:p>
      <text:p text:style-name="P1"><text:span text:style-name="T2">Suppose that you are hired as an intern at a tech company that develops inventory management systems. Your manager asks you to create a Product class and a Warehouse class with some basic methods. You have decided to use AI-powered code suggestions to help speed up development and reduce syntax errors.</text:span></text:p>
      <text:p text:style-name="P1"><text:span text:style-name="T2"/></text:p>
      <text:p text:style-name="P1"><text:span text:style-name="T2">Tasks to be completed are as below</text:span></text:p>
      <text:p text:style-name="P1"><text:span text:style-name="T2">1. Setup AI Coding Tool:</text:span></text:p>
      <text:p text:style-name="P1"><text:span text:style-name="T3">•<text:tab/>Install and configure GitHub Copilot or Kite with VS Code or JetBrains IDE.</text:span></text:p>
      <text:p text:style-name="P1"><text:span text:style-name="T3">•<text:tab/>Enable real-time code suggestions.</text:span></text:p>
      <text:p text:style-name="P2"><draw:frame text:anchor-type="as-char" svg:width="146.40mm" svg:height="82.37mm" style:rel-width="scale" style:rel-height="scale"><draw:object-ole xlink:href="OleObj1"/><draw:image xlink:href="ObjectReplacements/OleObj1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>2. Class Design Using AI Assistance:</text:span></text:p>
      <text:p text:style-name="P3"><text:span text:style-name="T3">•<text:tab/>Begin defining a Product class with attributes: name, price, quantity.</text:span></text:p>
      <text:p text:style-name="P3"><text:span text:style-name="T3">•<text:tab/>Use the AI suggestion feature to automatically complete the _init_() method.</text:span></text:p>
      <text:p text:style-name="P4"><draw:frame text:anchor-type="as-char" svg:width="146.40mm" svg:height="82.37mm" style:rel-width="scale" style:rel-height="scale"><draw:object-ole xlink:href="OleObj2"/><draw:image xlink:href="ObjectReplacements/OleObj2"/></draw:frame><text:span text:style-name="T3"/></text:p>
      <text:p text:style-name="P5"><text:span text:style-name="T3"/></text:p>
      <text:p text:style-name="P5"><text:span text:style-name="T3">•<text:tab/>Add a method calculate_value() to return price * quantity.</text:span></text:p>
      <text:p text:style-name="P6"><draw:frame text:anchor-type="as-char" svg:width="146.40mm" svg:height="82.37mm" style:rel-width="scale" style:rel-height="scale"><draw:object-ole xlink:href="OleObj3"/><draw:image xlink:href="ObjectReplacements/OleObj3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>3. Create Another Class:</text:span></text:p>
      <text:p text:style-name="P7"><text:span text:style-name="T3">•<text:tab/>Define a Warehouse class with a list of Product objects.</text:span></text:p>
      <text:p text:style-name="P7"><text:span text:style-name="T3">•<text:tab/>Use code completion to help implement:</text:span></text:p>
      <text:p text:style-name="P7"><text:span text:style-name="T3">o<text:tab/>A method to add a product.</text:span></text:p>
      <text:p text:style-name="P7"><text:span text:style-name="T3">o<text:tab/>A method to display the most valuable product.</text:span></text:p>
      <text:p text:style-name="P8"><draw:frame text:anchor-type="as-char" svg:width="146.40mm" svg:height="82.37mm" style:rel-width="scale" style:rel-height="scale"><draw:object-ole xlink:href="OleObj4"/><draw:image xlink:href="ObjectReplacements/OleObj4"/></draw:frame><text:span text:style-name="T3"/></text:p>
      <text:p text:style-name="P9"><text:span text:style-name="T3"/></text:p>
      <text:p text:style-name="P9"><text:span text:style-name="T3">4. Reflection:</text:span></text:p>
      <text:p text:style-name="P9"><text:span text:style-name="T3">•<text:tab/>Identify how much of the code was completed by AI and what manual edits were needed.</text:span></text:p>
      <text:p text:style-name="P9"><text:span text:style-name="T3">•<text:tab/>Comment on the relevance and accuracy of AI suggestions.</text:span></text:p>
      <text:p text:style-name="P9"><text:span text:style-name="T3"/></text:p>
      <text:p text:style-name="P9"><text:span text:style-name="T3"><text:s/></text:span></text:p>
      <text:p text:style-name="P10"><draw:frame text:anchor-type="as-char" svg:width="146.40mm" svg:height="82.37mm" style:rel-width="scale" style:rel-height="scale"><draw:object-ole xlink:href="OleObj5"/><draw:image xlink:href="ObjectReplacements/OleObj5"/></draw:frame><text:span text:style-name="T3"/></text:p>
      <text:p text:style-name="P11"><text:span text:style-name="T3"/></text:p>
      <text:p text:style-name="P11"><text:span text:style-name="T3"/></text:p>
      <text:p text:style-name="P11"><text:span text:style-name="T3">Requirements:</text:span></text:p>
      <text:p text:style-name="P11"><text:span text:style-name="T3">•<text:tab/>VS Code with Github Copilot<text:s text:c="2"/>or Cursor API<text:s text:c="2"/>and/or Google Colab with Gemini</text:span></text:p>
      <text:p text:style-name="P11"><text:span text:style-name="T3"/></text:p>
      <text:p text:style-name="P11"><text:span text:style-name="T3">Deliverables:</text:span></text:p>
      <text:p text:style-name="P11"><text:span text:style-name="T3"/></text:p>
      <text:p text:style-name="P11"><text:span text:style-name="T3">•<text:tab/>Python script with both classes and comments on AI-generated suggestions.</text:span></text:p>
      <text:p text:style-name="P11"><text:span text:style-name="T3">•<text:tab/>Short report (1 page) summarizing your experience with AI code completion.</text:span></text:p>
      <text:p text:style-name="P11"><text:span text:style-name="T4">.</text:span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